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600000260E88BA390D35F37E1.png" manifest:media-type="image/png"/>
  <manifest:file-entry manifest:full-path="Pictures/10000001000005F9000000B8EBFF673D3DA7FE4B.png" manifest:media-type="image/png"/>
  <manifest:file-entry manifest:full-path="Pictures/10000001000005F90000034D2D1A2705F10C554A.png" manifest:media-type="image/png"/>
  <manifest:file-entry manifest:full-path="Pictures/100000010000058600000260E095B9BD5D8D4622.png" manifest:media-type="image/png"/>
  <manifest:file-entry manifest:full-path="Pictures/10000001000005F9000000B841FEFD740A6EE3DB.png" manifest:media-type="image/png"/>
  <manifest:file-entry manifest:full-path="Pictures/10000001000005F90000034DB10063B91FFB80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220c"/>
    </style:style>
    <style:style style:name="P2" style:family="paragraph" style:parent-style-name="Standard">
      <style:paragraph-properties fo:text-align="center" style:justify-single-word="false"/>
      <style:text-properties officeooo:rsid="001e220c" officeooo:paragraph-rsid="001e220c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1e220c" officeooo:paragraph-rsid="001e2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cm" svg:y="1.106cm" svg:width="17cm" svg:height="9.394cm" draw:z-index="0"><draw:image xlink:href="Pictures/10000001000005F90000034DB10063B91FFB807E.png" xlink:type="simple" xlink:show="embed" xlink:actuate="onLoad" draw:mime-type="image/png"/></draw:frame></text:p>
      <text:p text:style-name="P2">Tema Light</text:p>
      <text:p text:style-name="P1"><draw:frame draw:style-name="fr1" draw:name="Image4" text:anchor-type="char" svg:x="0cm" svg:y="9.49cm" svg:width="17cm" svg:height="2.044cm" draw:z-index="3"><draw:image xlink:href="Pictures/10000001000005F9000000B841FEFD740A6EE3DB.png" xlink:type="simple" xlink:show="embed" xlink:actuate="onLoad" draw:mime-type="image/png"/></draw:frame><draw:frame draw:style-name="fr1" draw:name="Image5" text:anchor-type="char" svg:x="0cm" svg:y="11.532cm" svg:width="17cm" svg:height="7.31cm" draw:z-index="4"><draw:image xlink:href="Pictures/100000010000058600000260E095B9BD5D8D4622.png" xlink:type="simple" xlink:show="embed" xlink:actuate="onLoad" draw:mime-type="image/png"/></draw:frame></text:p>
      <text:p text:style-name="P1"/>
      <text:p text:style-name="P1"/>
      <text:p text:style-name="P3">Tema dark</text:p>
      <text:p text:style-name="P2"/>
      <text:p text:style-name="P1"><draw:frame draw:style-name="fr2" draw:name="Image2" text:anchor-type="char" svg:width="17cm" svg:height="9.394cm" draw:z-index="1"><draw:image xlink:href="Pictures/10000001000005F90000034D2D1A2705F10C554A.png" xlink:type="simple" xlink:show="embed" xlink:actuate="onLoad" draw:mime-type="image/png"/></draw:frame><draw:frame draw:style-name="fr1" draw:name="Image3" text:anchor-type="char" svg:x="0cm" svg:y="9.357cm" svg:width="17cm" svg:height="2.044cm" draw:z-index="2"><draw:image xlink:href="Pictures/10000001000005F9000000B8EBFF673D3DA7FE4B.png" xlink:type="simple" xlink:show="embed" xlink:actuate="onLoad" draw:mime-type="image/png"/></draw:frame><draw:frame draw:style-name="fr1" draw:name="Image6" text:anchor-type="char" svg:x="0cm" svg:y="11.4cm" svg:width="17cm" svg:height="7.31cm" draw:z-index="5"><draw:image xlink:href="Pictures/100000010000058600000260E88BA390D35F37E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7:37:31.387816422</meta:creation-date>
    <dc:date>2023-12-01T17:44:05.123688660</dc:date>
    <meta:editing-duration>PT6M35S</meta:editing-duration>
    <meta:editing-cycles>1</meta:editing-cycles>
    <meta:document-statistic meta:table-count="0" meta:image-count="6" meta:object-count="0" meta:page-count="2" meta:paragraph-count="2" meta:word-count="4" meta:character-count="19" meta:non-whitespace-character-count="17"/>
    <meta:generator>LibreOffice/7.3.7.2$Linux_X86_64 LibreOffice_project/30$Build-2</meta:generator>
  </office:meta>
</office:document-meta>
</file>